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thyl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CCSD(T)</text:p>
          </table:table-cell>
          <table:table-cell table:style-name="ce1" office:value-type="float" office:value="-0.61" calcext:value-type="float">
            <text:p>-0.610</text:p>
          </table:table-cell>
          <table:table-cell table:style-name="ce1" office:value-type="float" office:value="-0.501" calcext:value-type="float">
            <text:p>-0.501</text:p>
          </table:table-cell>
          <table:table-cell table:style-name="ce1" office:value-type="float" office:value="-0.516" calcext:value-type="float">
            <text:p>-0.516</text:p>
          </table:table-cell>
          <table:table-cell table:style-name="ce1" office:value-type="float" office:value="-0.296" calcext:value-type="float">
            <text:p>-0.296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CCSD</text:p>
          </table:table-cell>
          <table:table-cell table:style-name="ce1" office:value-type="float" office:value="-0.511" calcext:value-type="float">
            <text:p>-0.511</text:p>
          </table:table-cell>
          <table:table-cell table:style-name="ce1" office:value-type="float" office:value="-0.404" calcext:value-type="float">
            <text:p>-0.404</text:p>
          </table:table-cell>
          <table:table-cell table:style-name="ce1" office:value-type="float" office:value="-0.425" calcext:value-type="float">
            <text:p>-0.425</text:p>
          </table:table-cell>
          <table:table-cell table:style-name="ce1" office:value-type="float" office:value="-0.22" calcext:value-type="float">
            <text:p>-0.220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PA(PBE)+RSE</text:p>
          </table:table-cell>
          <table:table-cell table:style-name="ce1" office:value-type="float" office:value="-0.54" calcext:value-type="float">
            <text:p>-0.540</text:p>
          </table:table-cell>
          <table:table-cell table:style-name="ce1" office:value-type="float" office:value="-0.445" calcext:value-type="float">
            <text:p>-0.445</text:p>
          </table:table-cell>
          <table:table-cell table:style-name="ce1" office:value-type="float" office:value="-0.484" calcext:value-type="float">
            <text:p>-0.484</text:p>
          </table:table-cell>
          <table:table-cell table:style-name="ce1" office:value-type="float" office:value="-0.244" calcext:value-type="float">
            <text:p>-0.244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PA(PBE0)+RSE</text:p>
          </table:table-cell>
          <table:table-cell table:style-name="ce1" office:value-type="float" office:value="-0.48" calcext:value-type="float">
            <text:p>-0.480</text:p>
          </table:table-cell>
          <table:table-cell table:style-name="ce1" office:value-type="float" office:value="-0.392" calcext:value-type="float">
            <text:p>-0.392</text:p>
          </table:table-cell>
          <table:table-cell table:style-name="ce1" office:value-type="float" office:value="-0.419" calcext:value-type="float">
            <text:p>-0.419</text:p>
          </table:table-cell>
          <table:table-cell table:style-name="ce1" office:value-type="float" office:value="-0.207" calcext:value-type="float">
            <text:p>-0.20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PA(SCAN)+RSE</text:p>
          </table:table-cell>
          <table:table-cell table:style-name="ce1" office:value-type="float" office:value="-0.498" calcext:value-type="float">
            <text:p>-0.498</text:p>
          </table:table-cell>
          <table:table-cell table:style-name="ce1" office:value-type="float" office:value="-0.402" calcext:value-type="float">
            <text:p>-0.402</text:p>
          </table:table-cell>
          <table:table-cell table:style-name="ce1" office:value-type="float" office:value="-0.425" calcext:value-type="float">
            <text:p>-0.425</text:p>
          </table:table-cell>
          <table:table-cell table:style-name="ce1" office:value-type="float" office:value="-0.23" calcext:value-type="float">
            <text:p>-0.230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PA(SCAN0)+RSE</text:p>
          </table:table-cell>
          <table:table-cell table:style-name="ce1" office:value-type="float" office:value="-0.458" calcext:value-type="float">
            <text:p>-0.458</text:p>
          </table:table-cell>
          <table:table-cell table:style-name="ce1" office:value-type="float" office:value="-0.368" calcext:value-type="float">
            <text:p>-0.368</text:p>
          </table:table-cell>
          <table:table-cell table:style-name="ce1" office:value-type="float" office:value="-0.405" calcext:value-type="float">
            <text:p>-0.405</text:p>
          </table:table-cell>
          <table:table-cell table:style-name="ce1" office:value-type="float" office:value="-0.206" calcext:value-type="float">
            <text:p>-0.206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(HF)</text:p>
          </table:table-cell>
          <table:table-cell office:value-type="float" office:value="0" calcext:value-type="float">
            <text:p>0</text:p>
          </table:table-cell>
          <table:table-cell office:value-type="float" office:value="-0.306" calcext:value-type="float">
            <text:p>-0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MP2</text:p>
          </table:table-cell>
          <table:table-cell table:style-name="ce1" office:value-type="float" office:value="-0.616" calcext:value-type="float">
            <text:p>-0.616</text:p>
          </table:table-cell>
          <table:table-cell table:style-name="ce1" office:value-type="float" office:value="-0.562" calcext:value-type="float">
            <text:p>-0.562</text:p>
          </table:table-cell>
          <table:table-cell table:style-name="ce1" office:value-type="float" office:value="-0.625" calcext:value-type="float">
            <text:p>-0.625</text:p>
          </table:table-cell>
          <table:table-cell table:style-name="ce1" office:value-type="float" office:value="-0.418" calcext:value-type="float">
            <text:p>-0.418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MP2D</text:p>
          </table:table-cell>
          <table:table-cell table:style-name="ce1" office:value-type="float" office:value="-0.616" calcext:value-type="float">
            <text:p>-0.616</text:p>
          </table:table-cell>
          <table:table-cell table:style-name="ce1" office:value-type="float" office:value="-0.51" calcext:value-type="float">
            <text:p>-0.510</text:p>
          </table:table-cell>
          <table:table-cell table:style-name="ce1" office:value-type="float" office:value="-0.514" calcext:value-type="float">
            <text:p>-0.514</text:p>
          </table:table-cell>
          <table:table-cell table:style-name="ce1" office:value-type="float" office:value="-0.326" calcext:value-type="float">
            <text:p>-0.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 correction</text:p>
          </table:table-cell>
          <table:table-cell table:style-name="ce1" office:value-type="float" office:value="-0.61636301" calcext:value-type="float">
            <text:p>-0.616</text:p>
          </table:table-cell>
          <table:table-cell table:style-name="ce1" office:value-type="float" office:value="-0.55450129" calcext:value-type="float">
            <text:p>-0.555</text:p>
          </table:table-cell>
          <table:table-cell table:style-name="ce1" office:value-type="float" office:value="-0.5064811" calcext:value-type="float">
            <text:p>-0.506</text:p>
          </table:table-cell>
          <table:table-cell table:style-name="ce1" office:value-type="float" office:value="-0.41929103" calcext:value-type="float">
            <text:p>-0.419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=</text:p>
          </table:table-cell>
          <table:table-cell table:style-name="ce1" table:formula="of:=[.B13]-[.B12]" office:value-type="float" office:value="0" calcext:value-type="float">
            <text:p>0.000</text:p>
          </table:table-cell>
          <table:table-cell table:style-name="ce1" table:formula="of:=[.C13]-[.C12]" office:value-type="float" office:value="0.052" calcext:value-type="float">
            <text:p>0.052</text:p>
          </table:table-cell>
          <table:table-cell table:style-name="ce1" table:formula="of:=[.D13]-[.D12]" office:value-type="float" office:value="0.111" calcext:value-type="float">
            <text:p>0.111</text:p>
          </table:table-cell>
          <table:table-cell table:style-name="ce1" table:formula="of:=[.E13]-[.E12]" office:value-type="float" office:value="0.092" calcext:value-type="float">
            <text:p>0.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SD</text:p>
          </table:table-cell>
          <table:table-cell table:formula="of:=[.B6]-[.B$5]" office:value-type="float" office:value="0.099" calcext:value-type="float">
            <text:p>0.099</text:p>
          </table:table-cell>
          <table:table-cell table:formula="of:=[.C6]-[.C$5]" office:value-type="float" office:value="0.097" calcext:value-type="float">
            <text:p>0.097</text:p>
          </table:table-cell>
          <table:table-cell table:formula="of:=[.D6]-[.D$5]" office:value-type="float" office:value="0.091" calcext:value-type="float">
            <text:p>0.091</text:p>
          </table:table-cell>
          <table:table-cell table:formula="of:=[.E6]-[.E$5]" office:value-type="float" office:value="0.076" calcext:value-type="float">
            <text:p>0.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PBE)+RSE</text:p>
          </table:table-cell>
          <table:table-cell table:formula="of:=[.B7]-[.B$5]" office:value-type="float" office:value="0.07" calcext:value-type="float">
            <text:p>0.07</text:p>
          </table:table-cell>
          <table:table-cell table:formula="of:=[.C7]-[.C$5]" office:value-type="float" office:value="0.056" calcext:value-type="float">
            <text:p>0.056</text:p>
          </table:table-cell>
          <table:table-cell table:formula="of:=[.D7]-[.D$5]" office:value-type="float" office:value="0.032" calcext:value-type="float">
            <text:p>0.032</text:p>
          </table:table-cell>
          <table:table-cell table:formula="of:=[.E7]-[.E$5]" office:value-type="float" office:value="0.052" calcext:value-type="float">
            <text:p>0.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PBE0)+RSE</text:p>
          </table:table-cell>
          <table:table-cell table:formula="of:=[.B8]-[.B$5]" office:value-type="float" office:value="0.13" calcext:value-type="float">
            <text:p>0.13</text:p>
          </table:table-cell>
          <table:table-cell table:formula="of:=[.C8]-[.C$5]" office:value-type="float" office:value="0.109" calcext:value-type="float">
            <text:p>0.109</text:p>
          </table:table-cell>
          <table:table-cell table:formula="of:=[.D8]-[.D$5]" office:value-type="float" office:value="0.097" calcext:value-type="float">
            <text:p>0.097</text:p>
          </table:table-cell>
          <table:table-cell table:formula="of:=[.E8]-[.E$5]" office:value-type="float" office:value="0.089" calcext:value-type="float">
            <text:p>0.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SCAN)+RSE</text:p>
          </table:table-cell>
          <table:table-cell table:formula="of:=[.B9]-[.B$5]" office:value-type="float" office:value="0.112" calcext:value-type="float">
            <text:p>0.112</text:p>
          </table:table-cell>
          <table:table-cell table:formula="of:=[.C9]-[.C$5]" office:value-type="float" office:value="0.099" calcext:value-type="float">
            <text:p>0.099</text:p>
          </table:table-cell>
          <table:table-cell table:formula="of:=[.D9]-[.D$5]" office:value-type="float" office:value="0.091" calcext:value-type="float">
            <text:p>0.091</text:p>
          </table:table-cell>
          <table:table-cell table:formula="of:=[.E9]-[.E$5]"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SCAN0)+RSE</text:p>
          </table:table-cell>
          <table:table-cell table:formula="of:=[.B10]-[.B$5]" office:value-type="float" office:value="0.152" calcext:value-type="float">
            <text:p>0.152</text:p>
          </table:table-cell>
          <table:table-cell table:formula="of:=[.C10]-[.C$5]" office:value-type="float" office:value="0.133" calcext:value-type="float">
            <text:p>0.133</text:p>
          </table:table-cell>
          <table:table-cell table:formula="of:=[.D10]-[.D$5]" office:value-type="float" office:value="0.111" calcext:value-type="float">
            <text:p>0.111</text:p>
          </table:table-cell>
          <table:table-cell table:formula="of:=[.E10]-[.E$5]"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HF)</text:p>
          </table:table-cell>
          <table:table-cell table:formula="of:=[.B11]-[.B$5]" office:value-type="float" office:value="0.61" calcext:value-type="float">
            <text:p>0.61</text:p>
          </table:table-cell>
          <table:table-cell table:formula="of:=[.C11]-[.C$5]" office:value-type="float" office:value="0.195" calcext:value-type="float">
            <text:p>0.195</text:p>
          </table:table-cell>
          <table:table-cell table:formula="of:=[.D11]-[.D$5]" office:value-type="float" office:value="0.516" calcext:value-type="float">
            <text:p>0.516</text:p>
          </table:table-cell>
          <table:table-cell table:formula="of:=[.E11]-[.E$5]" office:value-type="float" office:value="0.296" calcext:value-type="float">
            <text:p>0.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2</text:p>
          </table:table-cell>
          <table:table-cell table:formula="of:=[.B12]-[.B$5]" office:value-type="float" office:value="-0.00600000000000001" calcext:value-type="float">
            <text:p>-0.006</text:p>
          </table:table-cell>
          <table:table-cell table:formula="of:=[.C12]-[.C$5]" office:value-type="float" office:value="-0.0610000000000001" calcext:value-type="float">
            <text:p>-0.061</text:p>
          </table:table-cell>
          <table:table-cell table:formula="of:=[.D12]-[.D$5]" office:value-type="float" office:value="-0.109" calcext:value-type="float">
            <text:p>-0.109</text:p>
          </table:table-cell>
          <table:table-cell table:formula="of:=[.E12]-[.E$5]" office:value-type="float" office:value="-0.122" calcext:value-type="float">
            <text:p>-0.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2D</text:p>
          </table:table-cell>
          <table:table-cell table:formula="of:=[.B13]-[.B$5]" office:value-type="float" office:value="-0.00600000000000001" calcext:value-type="float">
            <text:p>-0.006</text:p>
          </table:table-cell>
          <table:table-cell table:formula="of:=[.C13]-[.C$5]" office:value-type="float" office:value="-0.00900000000000001" calcext:value-type="float">
            <text:p>-0.009</text:p>
          </table:table-cell>
          <table:table-cell table:formula="of:=[.D13]-[.D$5]" office:value-type="float" office:value="0.002" calcext:value-type="float">
            <text:p>0.002</text:p>
          </table:table-cell>
          <table:table-cell table:formula="of:=[.E13]-[.E$5]" office:value-type="float" office:value="-0.03" calcext:value-type="float">
            <text:p>-0.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 needed rat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SD</text:p>
          </table:table-cell>
          <table:table-cell/>
          <table:table-cell table:style-name="ce1" table:formula="of:=-[.C19]/[.C$17]" office:value-type="float" office:value="-1.86538461538461" calcext:value-type="float">
            <text:p>-1.865</text:p>
          </table:table-cell>
          <table:table-cell table:style-name="ce1" table:formula="of:=-[.D19]/[.D$17]" office:value-type="float" office:value="-0.81981981981982" calcext:value-type="float">
            <text:p>-0.820</text:p>
          </table:table-cell>
          <table:table-cell table:style-name="ce1" table:formula="of:=-[.E19]/[.E$17]" office:value-type="float" office:value="-0.826086956521739" calcext:value-type="float">
            <text:p>-0.826</text:p>
          </table:table-cell>
          <table:table-cell/>
          <table:table-cell office:value-type="string" calcext:value-type="string">
            <text:p>3 dec digit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(PBE)+RSE</text:p>
          </table:table-cell>
          <table:table-cell/>
          <table:table-cell table:style-name="ce2" table:formula="of:=-[.C20]/[.C$17]" office:value-type="float" office:value="-1.07692307692308" calcext:value-type="float">
            <text:p>-1.07692</text:p>
          </table:table-cell>
          <table:table-cell table:style-name="ce1" table:formula="of:=-[.D20]/[.D$17]" office:value-type="float" office:value="-0.288288288288289" calcext:value-type="float">
            <text:p>-0.288</text:p>
          </table:table-cell>
          <table:table-cell table:style-name="ce1" table:formula="of:=-[.E20]/[.E$17]" office:value-type="float" office:value="-0.565217391304348" calcext:value-type="float">
            <text:p>-0.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PBE0)+RSE</text:p>
          </table:table-cell>
          <table:table-cell/>
          <table:table-cell table:style-name="ce1" table:formula="of:=-[.C21]/[.C$17]" office:value-type="float" office:value="-2.09615384615384" calcext:value-type="float">
            <text:p>-2.096</text:p>
          </table:table-cell>
          <table:table-cell table:style-name="ce1" table:formula="of:=-[.D21]/[.D$17]" office:value-type="float" office:value="-0.873873873873874" calcext:value-type="float">
            <text:p>-0.874</text:p>
          </table:table-cell>
          <table:table-cell table:style-name="ce1" table:formula="of:=-[.E21]/[.E$17]" office:value-type="float" office:value="-0.967391304347826" calcext:value-type="float">
            <text:p>-0.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SCAN)+RSE</text:p>
          </table:table-cell>
          <table:table-cell/>
          <table:table-cell table:style-name="ce1" table:formula="of:=-[.C22]/[.C$17]" office:value-type="float" office:value="-1.90384615384615" calcext:value-type="float">
            <text:p>-1.904</text:p>
          </table:table-cell>
          <table:table-cell table:style-name="ce1" table:formula="of:=-[.D22]/[.D$17]" office:value-type="float" office:value="-0.81981981981982" calcext:value-type="float">
            <text:p>-0.820</text:p>
          </table:table-cell>
          <table:table-cell table:style-name="ce1" table:formula="of:=-[.E22]/[.E$17]" office:value-type="float" office:value="-0.717391304347826" calcext:value-type="float">
            <text:p>-0.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SCAN0)+RSE</text:p>
          </table:table-cell>
          <table:table-cell/>
          <table:table-cell table:style-name="ce1" table:formula="of:=-[.C23]/[.C$17]" office:value-type="float" office:value="-2.55769230769231" calcext:value-type="float">
            <text:p>-2.558</text:p>
          </table:table-cell>
          <table:table-cell table:style-name="ce1" table:formula="of:=-[.D23]/[.D$17]" office:value-type="float" office:value="-1" calcext:value-type="float">
            <text:p>-1.000</text:p>
          </table:table-cell>
          <table:table-cell table:style-name="ce1" table:formula="of:=-[.E23]/[.E$17]" office:value-type="float" office:value="-0.978260869565217" calcext:value-type="float">
            <text:p>-0.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(HF)</text:p>
          </table:table-cell>
          <table:table-cell/>
          <table:table-cell table:style-name="ce1" table:formula="of:=-[.C24]/[.C$17]" office:value-type="float" office:value="-3.75" calcext:value-type="float">
            <text:p>-3.750</text:p>
          </table:table-cell>
          <table:table-cell table:style-name="ce1" table:formula="of:=-[.D24]/[.D$17]" office:value-type="float" office:value="-4.64864864864865" calcext:value-type="float">
            <text:p>-4.649</text:p>
          </table:table-cell>
          <table:table-cell table:style-name="ce1" table:formula="of:=-[.E24]/[.E$17]" office:value-type="float" office:value="-3.21739130434783" calcext:value-type="float">
            <text:p>-3.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2</text:p>
          </table:table-cell>
          <table:table-cell/>
          <table:table-cell table:style-name="ce1" table:formula="of:=-[.C25]/[.C$17]" office:value-type="float" office:value="1.17307692307692" calcext:value-type="float">
            <text:p>1.173</text:p>
          </table:table-cell>
          <table:table-cell table:style-name="ce1" table:formula="of:=-[.D25]/[.D$17]" office:value-type="float" office:value="0.981981981981982" calcext:value-type="float">
            <text:p>0.982</text:p>
          </table:table-cell>
          <table:table-cell table:style-name="ce1" table:formula="of:=-[.E25]/[.E$17]" office:value-type="float" office:value="1.32608695652174" calcext:value-type="float">
            <text:p>1.3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3 needed ratio</text:p>
          </table:table-cell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CCSD</text:p>
          </table:table-cell>
          <table:table-cell table:formula="of:=[.B19]/[.B$14]" office:value-type="float" office:value="-0.160619632252104" calcext:value-type="float">
            <text:p>-0.1606196323</text:p>
          </table:table-cell>
          <table:table-cell table:formula="of:=[.C19]/[.C$14]" office:value-type="float" office:value="-0.174931964540605" calcext:value-type="float">
            <text:p>-0.1749319645</text:p>
          </table:table-cell>
          <table:table-cell table:formula="of:=[.D19]/[.D$14]" office:value-type="float" office:value="-0.179671067686435" calcext:value-type="float">
            <text:p>-0.1796710677</text:p>
          </table:table-cell>
          <table:table-cell table:formula="of:=[.E19]/[.E$14]" office:value-type="float" office:value="-0.181258349361779" calcext:value-type="float">
            <text:p>-0.1812583494</text:p>
          </table:table-cell>
          <table:table-cell/>
          <table:table-cell table:formula="of:=MIN([.B38:.E38])" office:value-type="float" office:value="-0.181258349361779" calcext:value-type="float">
            <text:p>-0.1812583494</text:p>
          </table:table-cell>
          <table:table-cell table:formula="of:=MAX([.B38:.E38])" office:value-type="float" office:value="-0.160619632252104" calcext:value-type="float">
            <text:p>-0.1606196323</text:p>
          </table:table-cell>
          <table:table-cell table:formula="of:=[.H38]-[.G38]" office:value-type="float" office:value="0.0206387171096745" calcext:value-type="float">
            <text:p>0.0206387171</text:p>
          </table:table-cell>
        </table:table-row>
        <table:table-row table:style-name="ro1">
          <table:table-cell office:value-type="string" calcext:value-type="string">
            <text:p>RPA(PBE)+RSE</text:p>
          </table:table-cell>
          <table:table-cell table:formula="of:=[.B20]/[.B$14]" office:value-type="float" office:value="-0.113569436945932" calcext:value-type="float">
            <text:p>-0.1135694369</text:p>
          </table:table-cell>
          <table:table-cell table:formula="of:=[.C20]/[.C$14]" office:value-type="float" office:value="-0.10099164963169" calcext:value-type="float">
            <text:p>-0.1009916496</text:p>
          </table:table-cell>
          <table:table-cell table:formula="of:=[.D20]/[.D$14]" office:value-type="float" office:value="-0.0631810347908343" calcext:value-type="float">
            <text:p>-0.0631810348</text:p>
          </table:table-cell>
          <table:table-cell table:formula="of:=[.E20]/[.E$14]" office:value-type="float" office:value="-0.124018870615954" calcext:value-type="float">
            <text:p>-0.1240188706</text:p>
          </table:table-cell>
          <table:table-cell/>
          <table:table-cell table:formula="of:=MIN([.B39:.E39])" office:value-type="float" office:value="-0.124018870615954" calcext:value-type="float">
            <text:p>-0.1240188706</text:p>
          </table:table-cell>
          <table:table-cell table:formula="of:=MAX([.B39:.E39])" office:value-type="float" office:value="-0.0631810347908343" calcext:value-type="float">
            <text:p>-0.0631810348</text:p>
          </table:table-cell>
          <table:table-cell table:formula="of:=[.H39]-[.G39]" office:value-type="float" office:value="0.0608378358251195" calcext:value-type="float">
            <text:p>0.0608378358</text:p>
          </table:table-cell>
        </table:table-row>
        <table:table-row table:style-name="ro1">
          <table:table-cell office:value-type="string" calcext:value-type="string">
            <text:p>RPA(PBE0)+RSE</text:p>
          </table:table-cell>
          <table:table-cell table:formula="of:=[.B21]/[.B$14]" office:value-type="float" office:value="-0.210914668613874" calcext:value-type="float">
            <text:p>-0.2109146686</text:p>
          </table:table-cell>
          <table:table-cell table:formula="of:=[.C21]/[.C$14]" office:value-type="float" office:value="-0.196573032318825" calcext:value-type="float">
            <text:p>-0.1965730323</text:p>
          </table:table-cell>
          <table:table-cell table:formula="of:=[.D21]/[.D$14]" office:value-type="float" office:value="-0.191517511709716" calcext:value-type="float">
            <text:p>-0.1915175117</text:p>
          </table:table-cell>
          <table:table-cell table:formula="of:=[.E21]/[.E$14]" office:value-type="float" office:value="-0.212263067015767" calcext:value-type="float">
            <text:p>-0.212263067</text:p>
          </table:table-cell>
          <table:table-cell/>
          <table:table-cell table:formula="of:=MIN([.B40:.E40])" office:value-type="float" office:value="-0.212263067015767" calcext:value-type="float">
            <text:p>-0.212263067</text:p>
          </table:table-cell>
          <table:table-cell table:formula="of:=MAX([.B40:.E40])" office:value-type="float" office:value="-0.191517511709716" calcext:value-type="float">
            <text:p>-0.1915175117</text:p>
          </table:table-cell>
          <table:table-cell table:formula="of:=[.H40]-[.G40]" office:value-type="float" office:value="0.0207455553060506" calcext:value-type="float">
            <text:p>0.0207455553</text:p>
          </table:table-cell>
        </table:table-row>
        <table:table-row table:style-name="ro1">
          <table:table-cell office:value-type="string" calcext:value-type="string">
            <text:p>RPA(SCAN)+RSE</text:p>
          </table:table-cell>
          <table:table-cell table:formula="of:=[.B22]/[.B$14]" office:value-type="float" office:value="-0.181711099113492" calcext:value-type="float">
            <text:p>-0.1817110991</text:p>
          </table:table-cell>
          <table:table-cell table:formula="of:=[.C22]/[.C$14]" office:value-type="float" office:value="-0.178538809170309" calcext:value-type="float">
            <text:p>-0.1785388092</text:p>
          </table:table-cell>
          <table:table-cell table:formula="of:=[.D22]/[.D$14]" office:value-type="float" office:value="-0.179671067686435" calcext:value-type="float">
            <text:p>-0.1796710677</text:p>
          </table:table-cell>
          <table:table-cell table:formula="of:=[.E22]/[.E$14]" office:value-type="float" office:value="-0.157408566551018" calcext:value-type="float">
            <text:p>-0.1574085666</text:p>
          </table:table-cell>
          <table:table-cell/>
          <table:table-cell table:formula="of:=MIN([.B41:.E41])" office:value-type="float" office:value="-0.181711099113492" calcext:value-type="float">
            <text:p>-0.1817110991</text:p>
          </table:table-cell>
          <table:table-cell table:formula="of:=MAX([.B41:.E41])" office:value-type="float" office:value="-0.157408566551018" calcext:value-type="float">
            <text:p>-0.1574085666</text:p>
          </table:table-cell>
          <table:table-cell table:formula="of:=[.H41]-[.G41]" office:value-type="float" office:value="0.0243025325624733" calcext:value-type="float">
            <text:p>0.0243025326</text:p>
          </table:table-cell>
        </table:table-row>
        <table:table-row table:style-name="ro1">
          <table:table-cell office:value-type="string" calcext:value-type="string">
            <text:p>RPA(SCAN0)+RSE</text:p>
          </table:table-cell>
          <table:table-cell table:formula="of:=[.B23]/[.B$14]" office:value-type="float" office:value="-0.246607920225453" calcext:value-type="float">
            <text:p>-0.2466079202</text:p>
          </table:table-cell>
          <table:table-cell table:formula="of:=[.C23]/[.C$14]" office:value-type="float" office:value="-0.239855167875263" calcext:value-type="float">
            <text:p>-0.2398551679</text:p>
          </table:table-cell>
          <table:table-cell table:formula="of:=[.D23]/[.D$14]" office:value-type="float" office:value="-0.219159214430706" calcext:value-type="float">
            <text:p>-0.2191592144</text:p>
          </table:table-cell>
          <table:table-cell table:formula="of:=[.E23]/[.E$14]" office:value-type="float" office:value="-0.214648045296843" calcext:value-type="float">
            <text:p>-0.2146480453</text:p>
          </table:table-cell>
          <table:table-cell/>
          <table:table-cell table:formula="of:=MIN([.B42:.E42])" office:value-type="float" office:value="-0.246607920225453" calcext:value-type="float">
            <text:p>-0.2466079202</text:p>
          </table:table-cell>
          <table:table-cell table:formula="of:=MAX([.B42:.E42])" office:value-type="float" office:value="-0.214648045296843" calcext:value-type="float">
            <text:p>-0.2146480453</text:p>
          </table:table-cell>
          <table:table-cell table:formula="of:=[.H42]-[.G42]" office:value-type="float" office:value="0.0319598749286097" calcext:value-type="float">
            <text:p>0.0319598749</text:p>
          </table:table-cell>
        </table:table-row>
        <table:table-row table:style-name="ro1">
          <table:table-cell office:value-type="string" calcext:value-type="string">
            <text:p>RPA(HF)</text:p>
          </table:table-cell>
          <table:table-cell/>
          <table:table-cell table:formula="of:=[.C24]/[.C$14]" office:value-type="float" office:value="-0.351667351396063" calcext:value-type="float">
            <text:p>-0.3516673514</text:p>
          </table:table-cell>
          <table:table-cell table:number-columns-repeated="3"/>
          <table:table-cell table:formula="of:=MIN([.B43:.E43])" office:value-type="float" office:value="-0.351667351396063" calcext:value-type="float">
            <text:p>-0.3516673514</text:p>
          </table:table-cell>
          <table:table-cell table:formula="of:=MAX([.B43:.E43])" office:value-type="float" office:value="-0.351667351396063" calcext:value-type="float">
            <text:p>-0.3516673514</text:p>
          </table:table-cell>
          <table:table-cell table:formula="of:=[.H43]-[.G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2</text:p>
          </table:table-cell>
          <table:table-cell table:formula="of:=[.B25]/[.B$14]" office:value-type="float" office:value="0.0097345231667942" calcext:value-type="float">
            <text:p>0.0097345232</text:p>
          </table:table-cell>
          <table:table-cell table:formula="of:=[.C25]/[.C$14]" office:value-type="float" office:value="0.110008761205948" calcext:value-type="float">
            <text:p>0.1100087612</text:p>
          </table:table-cell>
          <table:table-cell table:formula="of:=[.D25]/[.D$14]" office:value-type="float" office:value="0.215210399756279" calcext:value-type="float">
            <text:p>0.2152103998</text:p>
          </table:table-cell>
          <table:table-cell table:formula="of:=[.E25]/[.E$14]" office:value-type="float" office:value="0.290967350291276" calcext:value-type="float">
            <text:p>0.2909673503</text:p>
          </table:table-cell>
          <table:table-cell/>
          <table:table-cell table:formula="of:=MIN([.B44:.E44])" office:value-type="float" office:value="0.0097345231667942" calcext:value-type="float">
            <text:p>0.0097345232</text:p>
          </table:table-cell>
          <table:table-cell table:formula="of:=MAX([.B44:.E44])" office:value-type="float" office:value="0.290967350291276" calcext:value-type="float">
            <text:p>0.2909673503</text:p>
          </table:table-cell>
          <table:table-cell table:formula="of:=[.H44]-[.G44]" office:value-type="float" office:value="0.281232827124482" calcext:value-type="float">
            <text:p>0.2812328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00/00/0000</text:date>, <text:time style:data-style-name="N2" text:time-value="10:48:46.594741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7T14:09:13.768630575</meta:creation-date>
    <dc:date>2023-11-28T14:17:23.077876907</dc:date>
    <meta:editing-duration>PT3H32M44S</meta:editing-duration>
    <meta:editing-cycles>5</meta:editing-cycles>
    <meta:generator>LibreOffice/5.1.6.2$Linux_X86_64 LibreOffice_project/10m0$Build-2</meta:generator>
    <meta:document-statistic meta:table-count="1" meta:cell-count="192" meta:object-count="0"/>
  </office:meta>
</office:document-meta>
</file>